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23%" draw:textarea-horizontal-align="justify" draw:textarea-vertical-align="middle" draw:auto-grow-height="false" fo:min-height="0.766cm" fo:min-width="9.533cm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0.262cm"/>
    </style:style>
    <style:style style:name="gr3" style:family="graphic" style:parent-style-name="standard">
      <style:graphic-properties draw:textarea-horizontal-align="justify" draw:textarea-vertical-align="middle" draw:auto-grow-height="false" fo:min-height="0.438cm" fo:min-width="0.569cm"/>
    </style:style>
    <style:style style:name="gr4" style:family="graphic" style:parent-style-name="standard">
      <style:graphic-properties draw:textarea-horizontal-align="justify" draw:textarea-vertical-align="middle" draw:auto-grow-height="false" fo:min-height="0.379cm" fo:min-width="0.129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02cm"/>
    </style:style>
    <style:style style:name="gr7" style:family="graphic" style:parent-style-name="standard">
      <style:graphic-properties draw:textarea-horizontal-align="justify" draw:textarea-vertical-align="middle" draw:auto-grow-height="false" fo:min-height="0.307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307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vertical-align="middle" draw:auto-grow-height="false" fo:min-height="0cm" fo:min-width="0.0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0.4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13" style:family="graphic" style:parent-style-name="standard">
      <style:graphic-properties draw:fill="solid" draw:fill-color="#729fcf" draw:opacity="23%" draw:textarea-horizontal-align="justify" draw:textarea-vertical-align="middle" draw:auto-grow-height="false" fo:min-height="0.766cm" fo:min-width="1.581cm"/>
    </style:style>
    <style:style style:name="gr14" style:family="graphic" style:parent-style-name="standard">
      <style:graphic-properties draw:textarea-horizontal-align="justify" draw:textarea-vertical-align="middle" draw:auto-grow-height="false" fo:min-height="0.767cm" fo:min-width="0cm"/>
    </style:style>
    <style:style style:name="P1" style:family="paragraph">
      <loext:graphic-properties draw:fill="solid" draw:fill-color="#729fcf" draw:opacity="23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text-properties fo:font-size="28pt"/>
    </style:style>
    <style:style style:name="P8" style:family="paragraph">
      <style:paragraph-properties fo:text-align="center"/>
      <style:text-properties fo:font-size="16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solid" draw:fill-color="#729fcf" draw:opacity="23%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-33% 58%" fo:font-size="16pt" style:font-size-asian="16pt" style:font-size-complex="16pt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style:text-position="-33% 58%" fo:font-size="16pt"/>
    </style:style>
    <style:style style:name="T8" style:family="text">
      <style:text-properties style:text-position="-33% 58%" fo:font-size="13pt" style:font-size-asian="13pt" style:font-size-complex="13pt"/>
    </style:style>
    <style:style style:name="T9" style:family="text">
      <style:text-properties style:text-position="0% 100%" fo:font-size="12pt" style:font-size-asian="12pt" style:font-size-complex="12pt"/>
    </style:style>
    <style:style style:name="T10" style:family="text">
      <style:text-properties style:text-position="-33% 58%" fo:font-size="12pt" style:font-size-asian="12pt" style:font-size-complex="12pt"/>
    </style:style>
    <style:style style:name="T1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033cm" svg:height="1.016cm" svg:x="5.318cm" svg:y="6.9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635cm" svg:x="9.966cm" svg:y="11.226cm">
          <text:p text:style-name="P2"><text:span text:style-name="T1">E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635cm" svg:x="16.321cm" svg:y="11.226cm">
          <text:p text:style-name="P2"><text:span text:style-name="T1">E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635cm" svg:x="18.736cm" svg:y="11.226cm">
          <text:p text:style-name="P2"><text:span text:style-name="T1">E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762cm" svg:x="5.537cm" svg:y="7.097cm">
          <text:p text:style-name="P2"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143cm" svg:height="0.762cm" svg:x="7.737cm" svg:y="7.098cm">
          <text:p text:style-name="P2"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143cm" svg:height="0.762cm" svg:x="9.837cm" svg:y="7.099cm">
          <text:p text:style-name="P2"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143cm" svg:height="0.762cm" svg:x="14.037cm" svg:y="7.1cm">
          <text:p text:style-name="P2"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143cm" svg:height="0.762cm" svg:x="5.537cm" svg:y="3.998cm">
          <text:p text:style-name="P2"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143cm" svg:height="0.762cm" svg:x="7.737cm" svg:y="3.999cm">
          <text:p text:style-name="P2"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143cm" svg:height="0.762cm" svg:x="9.837cm" svg:y="4cm">
          <text:p text:style-name="P2"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143cm" svg:height="0.762cm" svg:x="14.037cm" svg:y="4.001cm">
          <text:p text:style-name="P2"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889cm" svg:height="0.889cm" svg:x="14.19cm" svg:y="1.44cm">
          <text:p text:style-name="P2"><text:span text:style-name="T3">h</text:span><text:span text:style-name="T4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0.39cm" svg:y1="11.353cm" svg:x2="6.199cm" svg:y2="9.956cm">
          <text:p/>
        </draw:line>
        <draw:line draw:style-name="gr5" draw:text-style-name="P6" draw:layer="layout" svg:x1="10.263cm" svg:y1="11.226cm" svg:x2="8.231cm" svg:y2="9.956cm">
          <text:p/>
        </draw:line>
        <draw:line draw:style-name="gr5" draw:text-style-name="P6" draw:layer="layout" svg:x1="10.39cm" svg:y1="11.226cm" svg:x2="10.39cm" svg:y2="9.956cm">
          <text:p/>
        </draw:line>
        <draw:line draw:style-name="gr5" draw:text-style-name="P6" draw:layer="layout" svg:x1="10.517cm" svg:y1="11.226cm" svg:x2="12.295cm" svg:y2="9.956cm">
          <text:p/>
        </draw:line>
        <draw:line draw:style-name="gr5" draw:text-style-name="P6" draw:layer="layout" svg:x1="10.644cm" svg:y1="11.226cm" svg:x2="14.581cm" svg:y2="9.956cm">
          <text:p/>
        </draw:line>
        <draw:frame draw:style-name="gr6" draw:text-style-name="P7" draw:layer="layout" svg:width="2.032cm" svg:height="1.352cm" svg:x="11.533cm" svg:y="8.604cm">
          <draw:text-box>
            <text:p><text:span text:style-name="T5">. . .</text:span></text:p>
          </draw:text-box>
        </draw:frame>
        <draw:custom-shape draw:style-name="gr7" draw:text-style-name="P2" draw:layer="layout" svg:width="0.254cm" svg:height="0.635cm" svg:x="5.945cm" svg:y="8.0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0.254cm" svg:height="0.635cm" svg:x="8.146cm" svg:y="8.0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0.254cm" svg:height="0.635cm" svg:x="10.247cm" svg:y="8.0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0.254cm" svg:height="0.635cm" svg:x="14.548cm" svg:y="8.0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0.254cm" svg:height="0.635cm" svg:x="14.549cm" svg:y="5.551cm">
          <text:p text:style-name="P4"><text:s text:c="2"/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0.254cm" svg:height="0.635cm" svg:x="10.25cm" svg:y="5.5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0.254cm" svg:height="0.635cm" svg:x="8.151cm" svg:y="5.5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0.254cm" svg:height="0.635cm" svg:x="5.852cm" svg:y="5.5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0.254cm" svg:height="0.635cm" svg:x="14.553cm" svg:y="2.8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0.508cm" svg:height="0.254cm" svg:x="6.934cm" svg:y="7.3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0.508cm" svg:height="0.254cm" svg:x="9.135cm" svg:y="7.3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0.508cm" svg:height="0.254cm" svg:x="9.136cm" svg:y="4.2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0.508cm" svg:height="0.254cm" svg:x="6.937cm" svg:y="4.2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0.889cm" svg:height="0.381cm" svg:x="12.06cm" svg:y="7.316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0.889cm" svg:height="0.381cm" svg:x="12.06cm" svg:y="4.21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" draw:text-style-name="P7" draw:layer="layout" svg:width="2.032cm" svg:height="1.352cm" svg:x="15.733cm" svg:y="8.604cm">
          <draw:text-box>
            <text:p><text:span text:style-name="T5">. . .</text:span></text:p>
          </draw:text-box>
        </draw:frame>
        <draw:frame draw:style-name="gr6" draw:text-style-name="P7" draw:layer="layout" svg:width="2.032cm" svg:height="1.352cm" svg:x="18.133cm" svg:y="8.604cm">
          <draw:text-box>
            <text:p><text:span text:style-name="T5">. . .</text:span></text:p>
          </draw:text-box>
        </draw:frame>
        <draw:custom-shape draw:style-name="gr4" draw:text-style-name="P8" draw:layer="layout" svg:width="0.889cm" svg:height="0.889cm" svg:x="16.09cm" svg:y="1.44cm">
          <text:p text:style-name="P2"><text:span text:style-name="T6">h</text:span><text:span text:style-name="T7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54cm" svg:height="0.635cm" svg:x="16.453cm" svg:y="2.8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8" draw:layer="layout" svg:width="0.889cm" svg:height="0.889cm" svg:x="18.39cm" svg:y="1.44cm">
          <text:p text:style-name="P2"><text:span text:style-name="T6">h</text:span><text:span text:style-name="T7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54cm" svg:height="0.635cm" svg:x="18.753cm" svg:y="2.8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9" draw:layer="layout" svg:width="0.925cm" svg:height="0.907cm" svg:x="5.934cm" svg:y="5.539cm">
          <draw:text-box>
            <text:p><text:span text:style-name="T1">h</text:span><text:span text:style-name="T8">0</text:span></text:p>
          </draw:text-box>
        </draw:frame>
        <draw:frame draw:style-name="gr11" draw:text-style-name="P9" draw:layer="layout" svg:width="0.925cm" svg:height="0.907cm" svg:x="8.235cm" svg:y="5.54cm">
          <draw:text-box>
            <text:p><text:span text:style-name="T1">h</text:span><text:span text:style-name="T8">1</text:span></text:p>
          </draw:text-box>
        </draw:frame>
        <draw:frame draw:style-name="gr11" draw:text-style-name="P9" draw:layer="layout" svg:width="0.925cm" svg:height="0.907cm" svg:x="10.336cm" svg:y="5.541cm">
          <draw:text-box>
            <text:p><text:span text:style-name="T1">h</text:span><text:span text:style-name="T8">2</text:span></text:p>
          </draw:text-box>
        </draw:frame>
        <draw:frame draw:style-name="gr12" draw:text-style-name="P9" draw:layer="layout" svg:width="0.777cm" svg:height="0.806cm" svg:x="16.537cm" svg:y="5.542cm">
          <draw:text-box>
            <text:p><text:span text:style-name="T1">h</text:span></text:p>
          </draw:text-box>
        </draw:frame>
        <draw:custom-shape draw:style-name="gr7" draw:text-style-name="P2" draw:layer="layout" svg:width="0.254cm" svg:height="0.635cm" svg:x="16.549cm" svg:y="8.0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0.254cm" svg:height="0.635cm" svg:x="18.85cm" svg:y="8.0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0.033cm" svg:height="1.016cm" svg:x="5.318cm" svg:y="3.8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081cm" svg:height="1.016cm" svg:x="15.618cm" svg:y="6.969cm">
          <text:p text:style-name="P2"><text:span text:style-name="T1">LSTM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081cm" svg:height="1.016cm" svg:x="17.918cm" svg:y="6.969cm">
          <text:p text:style-name="P2"><text:span text:style-name="T1">LSTM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081cm" svg:height="1.016cm" svg:x="15.618cm" svg:y="3.869cm">
          <text:p text:style-name="P2"><text:span text:style-name="T1">LSTM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081cm" svg:height="1.016cm" svg:x="17.918cm" svg:y="3.869cm">
          <text:p text:style-name="P2"><text:span text:style-name="T1">LST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54cm" svg:height="0.635cm" svg:x="16.45cm" svg:y="5.5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0.254cm" svg:height="0.635cm" svg:x="18.851cm" svg:y="5.5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9" draw:layer="layout" svg:width="0.777cm" svg:height="0.806cm" svg:x="18.938cm" svg:y="5.543cm">
          <draw:text-box>
            <text:p><text:span text:style-name="T1">h</text:span></text:p>
          </draw:text-box>
        </draw:frame>
        <draw:line draw:style-name="gr5" draw:text-style-name="P6" draw:layer="layout" svg:x1="16.69cm" svg:y1="11.227cm" svg:x2="16.69cm" svg:y2="9.957cm">
          <text:p/>
        </draw:line>
        <draw:line draw:style-name="gr5" draw:text-style-name="P6" draw:layer="layout" svg:x1="19.09cm" svg:y1="11.228cm" svg:x2="19.09cm" svg:y2="9.958cm">
          <text:p/>
        </draw:line>
        <draw:frame draw:style-name="gr11" draw:text-style-name="P9" draw:layer="layout" svg:width="0.925cm" svg:height="0.907cm" svg:x="14.637cm" svg:y="5.542cm">
          <draw:text-box>
            <text:p><text:span text:style-name="T1">h</text:span><text:span text:style-name="T8">t</text:span></text:p>
          </draw:text-box>
        </draw:frame>
        <draw:frame draw:style-name="gr6" draw:text-style-name="P7" draw:layer="layout" svg:width="2.032cm" svg:height="1.352cm" svg:x="11.533cm" svg:y="4.904cm">
          <draw:text-box>
            <text:p><text:span text:style-name="T5">. . .</text:span></text:p>
          </draw:text-box>
        </draw:frame>
        <draw:custom-shape draw:style-name="gr14" draw:text-style-name="P11" draw:layer="layout" svg:width="0.635cm" svg:height="1.016cm" svg:x="5.726cm" svg:y="8.847cm">
          <text:p text:style-name="P11"><text:span text:style-name="T9">x</text:span><text:span text:style-name="T10">0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14" draw:text-style-name="P4" draw:layer="layout" svg:width="0.635cm" svg:height="1.016cm" svg:x="7.926cm" svg:y="8.848cm">
          <text:p text:style-name="P4">x<text:span text:style-name="T11">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4" draw:layer="layout" svg:width="0.635cm" svg:height="1.016cm" svg:x="10.026cm" svg:y="8.849cm">
          <text:p text:style-name="P4">x<text:span text:style-name="T11">2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4" draw:layer="layout" svg:width="0.635cm" svg:height="1.016cm" svg:x="14.326cm" svg:y="8.85cm">
          <text:p text:style-name="P4">x<text:span text:style-name="T11">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3T21:01:22.306000000</meta:creation-date>
    <meta:editing-duration>PT41M5S</meta:editing-duration>
    <meta:editing-cycles>6</meta:editing-cycles>
    <meta:generator>LibreOffice/6.2.2.2$Windows_x86 LibreOffice_project/2b840030fec2aae0fd2658d8d4f9548af4e3518d</meta:generator>
    <dc:date>2019-06-03T22:49:07.104000000</dc:date>
    <meta:document-statistic meta:object-count="62"/>
  </office:meta>
</office:document-meta>
</file>